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HG Mincho Light J" svg:font-family="'HG Mincho Light J', msmincho" style:font-pitch="variable"/>
    <style:font-face style:name="Thorndale" svg:font-family="Thorndale, 'Times New Roman'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fo:font-style="italic" style:font-style-asian="italic"/>
    </style:style>
    <style:style style:name="P2" style:family="paragraph" style:parent-style-name="Text_20_body" style:list-style-name="WW8Num2">
      <style:paragraph-properties fo:margin-left="1.247cm" fo:margin-right="0cm" fo:text-indent="-0.499cm" style:auto-text-indent="false">
        <style:tab-stops>
          <style:tab-stop style:position="1.247cm"/>
        </style:tab-stops>
      </style:paragraph-properties>
    </style:style>
    <style:style style:name="P3" style:family="paragraph" style:parent-style-name="Text_20_body" style:list-style-name="WW8Num1">
      <style:paragraph-properties fo:margin-left="1.247cm" fo:margin-right="0cm" fo:margin-top="0cm" fo:margin-bottom="0cm" fo:text-indent="-0.499cm" style:auto-text-indent="false">
        <style:tab-stops>
          <style:tab-stop style:position="1.247cm"/>
        </style:tab-stops>
      </style:paragraph-properties>
    </style:style>
    <style:style style:name="P4" style:family="paragraph" style:parent-style-name="Text_20_body" style:list-style-name="WW8Num2">
      <style:paragraph-properties fo:margin-left="1.247cm" fo:margin-right="0cm" fo:margin-top="0cm" fo:margin-bottom="0cm" fo:text-indent="-0.499cm" style:auto-text-indent="false">
        <style:tab-stops>
          <style:tab-stop style:position="1.247cm"/>
        </style:tab-stops>
      </style:paragraph-properties>
    </style:style>
    <style:style style:name="P5" style:family="paragraph" style:parent-style-name="Text_20_body" style:list-style-name="WW8Num3">
      <style:paragraph-properties fo:margin-left="1.247cm" fo:margin-right="0cm" fo:margin-top="0cm" fo:margin-bottom="0cm" fo:text-indent="-0.499cm" style:auto-text-indent="false">
        <style:tab-stops>
          <style:tab-stop style:position="1.247cm"/>
        </style:tab-stops>
      </style:paragraph-properties>
    </style:style>
    <style:style style:name="P6" style:family="paragraph" style:parent-style-name="Text_20_body" style:list-style-name="WW8Num1">
      <style:paragraph-properties fo:margin-left="2.494cm" fo:margin-right="0cm" fo:text-indent="-0.499cm" style:auto-text-indent="false">
        <style:tab-stops>
          <style:tab-stop style:position="2.494cm"/>
        </style:tab-stops>
      </style:paragraph-properties>
    </style:style>
    <style:style style:name="P7" style:family="paragraph" style:parent-style-name="Text_20_body" style:list-style-name="WW8Num3">
      <style:paragraph-properties fo:margin-left="2.494cm" fo:margin-right="0cm" fo:text-indent="-0.499cm" style:auto-text-indent="false">
        <style:tab-stops>
          <style:tab-stop style:position="2.494cm"/>
        </style:tab-stops>
      </style:paragraph-properties>
    </style:style>
    <style:style style:name="P8" style:family="paragraph" style:parent-style-name="Text_20_body" style:list-style-name="WW8Num1">
      <style:paragraph-properties fo:margin-left="2.494cm" fo:margin-right="0cm" fo:margin-top="0cm" fo:margin-bottom="0cm" fo:text-indent="-0.499cm" style:auto-text-indent="false">
        <style:tab-stops>
          <style:tab-stop style:position="2.494cm"/>
        </style:tab-stops>
      </style:paragraph-properties>
    </style:style>
    <style:style style:name="P9" style:family="paragraph" style:parent-style-name="Text_20_body" style:list-style-name="WW8Num3">
      <style:paragraph-properties fo:margin-left="2.494cm" fo:margin-right="0cm" fo:margin-top="0cm" fo:margin-bottom="0cm" fo:text-indent="-0.499cm" style:auto-text-indent="false">
        <style:tab-stops>
          <style:tab-stop style:position="2.494cm"/>
        </style:tab-stops>
      </style:paragraph-properties>
    </style:style>
    <style:style style:name="P10" style:family="paragraph" style:parent-style-name="Text_20_body" style:master-page-name="Standard">
      <style:paragraph-properties style:page-number="auto"/>
    </style:style>
    <style:style style:name="P11" style:family="paragraph" style:parent-style-name="Text_20_body">
      <style:paragraph-properties fo:margin-top="0cm" fo:margin-bottom="0.499cm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name-asian="Times New Roman" style:font-weight-asian="bold" style:font-name-complex="Times New Roman"/>
    </style:style>
    <style:style style:name="T3" style:family="text">
      <style:text-properties style:font-name-asian="Times New Roman" style:font-name-complex="Times New Roman"/>
    </style:style>
    <style:style style:name="T4" style:family="text">
      <style:text-properties fo:font-style="italic" style:font-style-asian="italic"/>
    </style:style>
    <style:style style:name="T5" style:family="text">
      <style:text-properties fo:font-style="italic" style:font-name-asian="Times New Roman" style:font-style-asian="italic" style:font-name-complex="Times New Roma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SPION:</text:span><text:span text:style-name="T2"> </text:span><text:span text:style-name="T1">Security</text:span><text:span text:style-name="T2"> </text:span><text:span text:style-name="T1">and</text:span><text:span text:style-name="T2"> </text:span><text:span text:style-name="T1">Privacy</text:span><text:span text:style-name="T2"> </text:span><text:span text:style-name="T1">In</text:span><text:span text:style-name="T2"> </text:span><text:span text:style-name="T1">ONline</text:span><text:span text:style-name="T2"> </text:span><text:span text:style-name="T1">social</text:span><text:span text:style-name="T2"> </text:span><text:span text:style-name="T1">networks</text:span><text:line-break/><text:line-break/><text:span text:style-name="T1">Call</text:span><text:span text:style-name="T2"> </text:span><text:span text:style-name="T1">for</text:span><text:span text:style-name="T2"> </text:span><text:span text:style-name="T1">Offers</text:span><text:span text:style-name="T2"> </text:span><text:span text:style-name="T1">for</text:span><text:span text:style-name="T2"> </text:span><text:span text:style-name="T1">the</text:span><text:span text:style-name="T2"> </text:span><text:span text:style-name="T1">Development</text:span><text:span text:style-name="T2"> </text:span><text:span text:style-name="T1">of</text:span><text:span text:style-name="T2"> </text:span><text:span text:style-name="T1">a</text:span><text:span text:style-name="T2"> </text:span><text:span text:style-name="T1">Web</text:span><text:span text:style-name="T2"> </text:span><text:span text:style-name="T1">Platform</text:span><text:line-break/><text:line-break/><text:span text:style-name="T1">BRIEF</text:span><text:line-break/><text:line-break/>Develop<text:span text:style-name="T3"> </text:span>a<text:span text:style-name="T3"> </text:span>web<text:span text:style-name="T3"> </text:span>platform<text:span text:style-name="T3"> </text:span>and<text:span text:style-name="T3"> </text:span>visual<text:span text:style-name="T3"> </text:span>identity<text:span text:style-name="T3"> </text:span>for<text:span text:style-name="T3"> </text:span>the<text:span text:style-name="T3"> </text:span>SPION<text:span text:style-name="T3"> </text:span>research<text:span text:style-name="T3"> </text:span>project.<text:span text:style-name="T3"> </text:span>The<text:span text:style-name="T3"> </text:span>identity<text:span text:style-name="T3"> </text:span>will<text:span text:style-name="T3"> </text:span>create<text:span text:style-name="T3"> </text:span>an<text:span text:style-name="T3"> </text:span>overarching<text:span text:style-name="T3"> </text:span>look<text:span text:style-name="T3"> </text:span>and<text:span text:style-name="T3"> </text:span>feel<text:span text:style-name="T3"> </text:span>to<text:span text:style-name="T3"> </text:span>the<text:span text:style-name="T3"> </text:span>project<text:span text:style-name="T3"> </text:span>while<text:span text:style-name="T3"> </text:span>allowing<text:span text:style-name="T3"> </text:span>the<text:span text:style-name="T3"> </text:span>individual<text:span text:style-name="T3"> </text:span>researches<text:span text:style-name="T3"> </text:span>to<text:span text:style-name="T3"> </text:span>diversify.<text:span text:style-name="T3"> </text:span>The<text:span text:style-name="T3"> </text:span>website<text:span text:style-name="T3"> </text:span>communicates<text:span text:style-name="T3"> </text:span>the<text:span text:style-name="T3"> </text:span>projects,<text:span text:style-name="T3"> </text:span>it<text:span text:style-name="T3"> </text:span>aims,<text:span text:style-name="T3"> </text:span>and<text:span text:style-name="T3"> </text:span>it<text:span text:style-name="T3"> </text:span>contents<text:span text:style-name="T3"> </text:span>to<text:span text:style-name="T3"> </text:span>a<text:span text:style-name="T3"> </text:span>larger<text:span text:style-name="T3"> </text:span>public<text:span text:style-name="T3"> </text:span>than<text:span text:style-name="T3"> </text:span>just<text:span text:style-name="T3"> </text:span>the<text:span text:style-name="T3"> </text:span>research<text:span text:style-name="T3"> </text:span>community. <text:line-break/><text:line-break/>For<text:span text:style-name="T3"> </text:span>the<text:span text:style-name="T3"> </text:span>stakeholders<text:span text:style-name="T3"> </text:span>involved,<text:span text:style-name="T3"> </text:span>updating<text:span text:style-name="T3"> </text:span>their<text:span text:style-name="T3"> </text:span>pages<text:span text:style-name="T3"> </text:span>and<text:span text:style-name="T3"> </text:span>profiles<text:span text:style-name="T3"> </text:span>should<text:span text:style-name="T3"> </text:span>be<text:span text:style-name="T3"> </text:span>as<text:span text:style-name="T3"> </text:span>easy<text:span text:style-name="T3"> </text:span>as<text:span text:style-name="T3"> </text:span>possible,<text:span text:style-name="T3"> </text:span>making<text:span text:style-name="T3"> </text:span>this<text:span text:style-name="T3"> </text:span>an<text:span text:style-name="T3"> </text:span>enjoyable<text:span text:style-name="T3"> </text:span>process<text:span text:style-name="T3"> </text:span>that<text:span text:style-name="T3"> </text:span>can<text:span text:style-name="T3"> </text:span>be<text:span text:style-name="T3"> </text:span>performed<text:span text:style-name="T3"> </text:span>frequently.<text:span text:style-name="T3"> </text:span>Updating<text:span text:style-name="T3"> </text:span>can<text:span text:style-name="T3"> </text:span>be<text:span text:style-name="T3"> </text:span>performed<text:span text:style-name="T3"> </text:span>through<text:span text:style-name="T3"> </text:span>a<text:span text:style-name="T3"> </text:span>web<text:span text:style-name="T3"> </text:span>interface<text:span text:style-name="T3"> </text:span>and<text:span text:style-name="T3"> </text:span>through<text:span text:style-name="T3"> </text:span>e-mail.<text:line-break/><text:line-break/><text:span text:style-name="T1">Components</text:span><text:line-break/><text:line-break/>The<text:span text:style-name="T3"> </text:span>website<text:span text:style-name="T3"> </text:span>should<text:span text:style-name="T3"> </text:span>provide<text:span text:style-name="T3"> </text:span>the<text:span text:style-name="T3"> </text:span>following<text:span text:style-name="T3"> </text:span>sections:<text:line-break/><text:line-break/><text:span text:style-name="T4">Project</text:span><text:span text:style-name="T5"> </text:span><text:span text:style-name="T4">description</text:span><text:line-break/><text:line-break/>A<text:span text:style-name="T3"> </text:span>single<text:span text:style-name="T3"> </text:span>page<text:span text:style-name="T3"> </text:span>with<text:span text:style-name="T3"> </text:span>the<text:span text:style-name="T3"> </text:span>description<text:span text:style-name="T3"> </text:span>of<text:span text:style-name="T3"> </text:span>the<text:span text:style-name="T3"> </text:span>SPION<text:span text:style-name="T3"> </text:span>project.<text:line-break/><text:line-break/><text:span text:style-name="T4">Profile</text:span><text:span text:style-name="T5"> </text:span><text:span text:style-name="T4">per</text:span><text:span text:style-name="T5"> </text:span><text:span text:style-name="T4">researcher/member:</text:span></text:p>
      <text:list xml:id="list1196740068" text:style-name="WW8Num1">
        <text:list-item>
          <text:p text:style-name="P3">Biography</text:p>
        </text:list-item>
        <text:list-item>
          <text:p text:style-name="P3">Actions<text:span text:style-name="T3"> </text:span>on<text:span text:style-name="T3"> </text:span>the<text:span text:style-name="T3"> </text:span>site</text:p>
          <text:list>
            <text:list-item>
              <text:p text:style-name="P8">List<text:span text:style-name="T3"> </text:span>of<text:span text:style-name="T3"> </text:span>the<text:span text:style-name="T3"> </text:span>users<text:span text:style-name="T3"> </text:span>recent<text:span text:style-name="T3"> </text:span>actions,<text:span text:style-name="T3"> </text:span>like<text:span text:style-name="T3"> </text:span>updating<text:span text:style-name="T3"> </text:span>a<text:span text:style-name="T3"> </text:span>description,<text:span text:style-name="T3"> </text:span>adding<text:span text:style-name="T3"> </text:span>a<text:span text:style-name="T3"> </text:span>download,<text:span text:style-name="T3"> </text:span>writing<text:span text:style-name="T3"> </text:span>a<text:span text:style-name="T3"> </text:span>blog<text:span text:style-name="T3"> </text:span>post.</text:p>
            </text:list-item>
          </text:list>
        </text:list-item>
        <text:list-item>
          <text:p text:style-name="P3">Microblog:<text:span text:style-name="T3"> </text:span>Status<text:span text:style-name="T3"> </text:span>(SPI<text:span text:style-name="T3"> </text:span>ON<text:span text:style-name="T3"> </text:span>ME)</text:p>
          <text:list>
            <text:list-item>
              <text:p text:style-name="P6">Researchers<text:span text:style-name="T3"> </text:span>can<text:span text:style-name="T3"> </text:span>post<text:span text:style-name="T3"> </text:span>a<text:span text:style-name="T3"> </text:span>status<text:span text:style-name="T3"> </text:span>with<text:span text:style-name="T3"> </text:span>regards<text:span text:style-name="T3"> </text:span>to<text:span text:style-name="T3"> </text:span>their<text:span text:style-name="T3"> </text:span>work<text:span text:style-name="T3"> </text:span>on<text:span text:style-name="T3"> </text:span>the<text:span text:style-name="T3"> </text:span>SPION<text:span text:style-name="T3"> </text:span>project:<text:span text:style-name="T3"> </text:span>microblogging<text:span text:style-name="T3"> </text:span>akin<text:span text:style-name="T3"> </text:span>to<text:span text:style-name="T3"> </text:span>Twitter<text:span text:style-name="T3"> </text:span>but<text:span text:style-name="T3"> </text:span>with<text:span text:style-name="T3"> </text:span>a<text:span text:style-name="T3"> </text:span>scope<text:span text:style-name="T3"> </text:span>that<text:span text:style-name="T3"> </text:span>is<text:span text:style-name="T3"> </text:span>restricted<text:span text:style-name="T3"> </text:span>to<text:span text:style-name="T3"> </text:span>the<text:span text:style-name="T3"> </text:span>research<text:span text:style-name="T3"> </text:span>project.<text:span text:style-name="T3"> </text:span>This<text:span text:style-name="T3"> </text:span>message<text:span text:style-name="T3"> </text:span>represents<text:span text:style-name="T3"> </text:span>their<text:span text:style-name="T3"> </text:span>current<text:span text:style-name="T3"> ‘</text:span>status<text:span text:style-name="T3">’</text:span>.</text:p>
            </text:list-item>
          </text:list>
        </text:list-item>
      </text:list>
      <text:p text:style-name="P1">Publications</text:p>
      <text:list xml:id="list751236044" text:style-name="WW8Num2">
        <text:list-item>
          <text:p text:style-name="P4">Downloadable<text:span text:style-name="T3"> ‘</text:span>deliverables<text:span text:style-name="T3">’</text:span>,<text:span text:style-name="T3"> </text:span>research<text:span text:style-name="T3"> </text:span>process<text:span text:style-name="T3"> </text:span>reports.</text:p>
        </text:list-item>
        <text:list-item>
          <text:p text:style-name="P2">Overview<text:span text:style-name="T3"> </text:span>of<text:span text:style-name="T3"> </text:span>all<text:span text:style-name="T3"> </text:span>other<text:span text:style-name="T3"> </text:span>publications,<text:span text:style-name="T3"> </text:span>some<text:span text:style-name="T3"> </text:span>of<text:span text:style-name="T3"> </text:span>whom<text:span text:style-name="T3"> </text:span>can<text:span text:style-name="T3"> </text:span>be<text:span text:style-name="T3"> </text:span>downloaded</text:p>
        </text:list-item>
      </text:list>
      <text:p text:style-name="Text_20_body">For<text:span text:style-name="T3"> </text:span>downloadable<text:span text:style-name="T3"> </text:span>items,<text:span text:style-name="T3"> </text:span>the<text:span text:style-name="T3"> </text:span>site<text:span text:style-name="T3"> </text:span>should,<text:span text:style-name="T3"> </text:span>as<text:span text:style-name="T3"> </text:span>an<text:span text:style-name="T3"> </text:span>option,<text:span text:style-name="T3"> </text:span>be<text:span text:style-name="T3"> </text:span>able<text:span text:style-name="T3"> </text:span>to<text:span text:style-name="T3"> </text:span>display<text:span text:style-name="T3"> </text:span>the<text:span text:style-name="T3"> </text:span>number<text:span text:style-name="T3"> </text:span>of<text:span text:style-name="T3"> </text:span>downloads<text:line-break/><text:line-break/><text:span text:style-name="T4">SPI</text:span><text:span text:style-name="T5"> </text:span><text:span text:style-name="T4">KIT</text:span><text:line-break/><text:line-break/>An<text:span text:style-name="T3"> </text:span>extra<text:span text:style-name="T3"> </text:span>part<text:span text:style-name="T3"> </text:span>of<text:span text:style-name="T3"> </text:span>the<text:span text:style-name="T3"> </text:span>site<text:span text:style-name="T3"> </text:span>is<text:span text:style-name="T3"> </text:span>dedicated<text:span text:style-name="T3"> </text:span>to<text:span text:style-name="T3"> </text:span>the<text:span text:style-name="T3"> </text:span>Privacy<text:span text:style-name="T3"> </text:span>kit<text:span text:style-name="T3"> </text:span>(SPI<text:span text:style-name="T3"> </text:span>KIT),<text:span text:style-name="T3"> </text:span>consisting <text:span text:style-name="T3"> </text:span>of<text:span text:style-name="T3"> </text:span>projects<text:span text:style-name="T3"> </text:span>that<text:span text:style-name="T3"> </text:span>are<text:span text:style-name="T3"> </text:span>part<text:span text:style-name="T3"> </text:span>of<text:span text:style-name="T3"> </text:span>the<text:span text:style-name="T3"> </text:span>Valorisation<text:span text:style-name="T3"> </text:span>project<text:span text:style-name="T3"> </text:span>of<text:span text:style-name="T3"> </text:span>the<text:span text:style-name="T3"> </text:span>Flemish<text:span text:style-name="T3"> </text:span>Community.<text:span text:style-name="T3"> </text:span>These<text:span text:style-name="T3"> </text:span>are<text:span text:style-name="T3"> </text:span>targeted<text:span text:style-name="T3"> </text:span>to<text:span text:style-name="T3"> </text:span>an<text:span text:style-name="T3"> </text:span>audience<text:span text:style-name="T3"> </text:span>outside<text:span text:style-name="T3"> </text:span>the<text:span text:style-name="T3"> </text:span>academic<text:span text:style-name="T3"> </text:span>community.</text:p>
      <text:list xml:id="list2028976490" text:style-name="WW8Num3">
        <text:list-item>
          <text:p text:style-name="P5">Privacy<text:span text:style-name="T3"> </text:span>Manual</text:p>
          <text:list>
            <text:list-item>
              <text:p text:style-name="P9">A<text:span text:style-name="T3"> </text:span>description<text:span text:style-name="T3"> </text:span>and<text:span text:style-name="T3"> </text:span>a<text:span text:style-name="T3"> </text:span>link<text:span text:style-name="T3"> </text:span>to<text:span text:style-name="T3"> </text:span>the<text:span text:style-name="T3"> </text:span>most<text:span text:style-name="T3"> </text:span>recent<text:span text:style-name="T3"> </text:span>PDF<text:span text:style-name="T3"> </text:span>version<text:span text:style-name="T3"> </text:span>of<text:span text:style-name="T3"> </text:span>this<text:span text:style-name="T3"> </text:span>teachers<text:span text:style-name="T3"> </text:span>resource.</text:p>
            </text:list-item>
          </text:list>
        </text:list-item>
        <text:list-item>
          <text:p text:style-name="P5">Browser<text:span text:style-name="T3"> </text:span>Plugins</text:p>
          <text:list>
            <text:list-item>
              <text:p text:style-name="P7">Download<text:span text:style-name="T3"> </text:span>Browser<text:span text:style-name="T3"> </text:span>Plugins<text:span text:style-name="T3"> </text:span>that<text:span text:style-name="T3"> </text:span>are<text:span text:style-name="T3"> </text:span>a<text:span text:style-name="T3"> </text:span>product<text:span text:style-name="T3"> </text:span>of<text:span text:style-name="T3"> </text:span>the<text:span text:style-name="T3"> </text:span>research.<text:span text:style-name="T3"> </text:span>To<text:span text:style-name="T3"> </text:span>publish<text:span text:style-name="T3"> </text:span>software<text:span text:style-name="T3"> </text:span>as<text:span text:style-name="T3"> </text:span>part<text:span text:style-name="T3"> </text:span>of<text:span text:style-name="T3"> </text:span>the<text:span text:style-name="T3"> </text:span>project<text:span text:style-name="T3"> </text:span>the<text:span text:style-name="T3"> </text:span>site<text:span text:style-name="T3"> </text:span>is<text:span text:style-name="T3"> </text:span>able<text:span text:style-name="T3"> </text:span>to<text:span text:style-name="T3"> </text:span>interface<text:span text:style-name="T3"> </text:span>with<text:span text:style-name="T3"> </text:span>an<text:span text:style-name="T3"> </text:span>external<text:span text:style-name="T3"> </text:span>code<text:span text:style-name="T3"> </text:span>hosting<text:span text:style-name="T3"> </text:span>repository</text:p>
            </text:list-item>
          </text:list>
        </text:list-item>
      </text:list>
      <text:p text:style-name="P11"><text:span text:style-name="T4">Newsfeed</text:span><text:line-break/><text:line-break/>A<text:span text:style-name="T3"> </text:span>newsfeed<text:span text:style-name="T3"> </text:span>with<text:span text:style-name="T3"> </text:span>relevant<text:span text:style-name="T3"> </text:span>articles<text:span text:style-name="T3"> </text:span>in<text:span text:style-name="T3"> </text:span>the<text:span text:style-name="T3"> </text:span>field<text:span text:style-name="T3"> </text:span>will<text:span text:style-name="T3"> </text:span>be<text:span text:style-name="T3"> </text:span>maintained<text:span text:style-name="T3"> </text:span>by<text:span text:style-name="T3"> </text:span>Seda<text:span text:style-name="T3"> </text:span>Guerses.<text:span text:style-name="T3"> </text:span>The<text:span text:style-name="T3"> </text:span>newsfeed<text:span text:style-name="T3"> </text:span>will<text:span text:style-name="T3"> </text:span>be<text:span text:style-name="T3"> </text:span><text:soft-page-break/>mixed<text:span text:style-name="T3"> </text:span>with<text:span text:style-name="T3"> </text:span>the<text:span text:style-name="T3"> </text:span>status<text:span text:style-name="T3"> </text:span>messages<text:span text:style-name="T3"> </text:span>from<text:span text:style-name="T3"> </text:span>the<text:span text:style-name="T3"> </text:span>profiles.<text:line-break/><text:line-break/><text:span text:style-name="T4">Bibliography</text:span><text:line-break/><text:line-break/>The<text:span text:style-name="T3"> </text:span>Bibliography<text:span text:style-name="T3"> </text:span>provides<text:span text:style-name="T3"> </text:span>references<text:span text:style-name="T3"> </text:span>to<text:span text:style-name="T3"> </text:span>relevant<text:span text:style-name="T3"> </text:span>publications<text:span text:style-name="T3"> </text:span>in<text:span text:style-name="T3"> </text:span>the<text:span text:style-name="T3"> </text:span>field.<text:span text:style-name="T3"> </text:span>The<text:span text:style-name="T3"> </text:span>contents<text:span text:style-name="T3"> </text:span>of<text:span text:style-name="T3"> </text:span>the<text:span text:style-name="T3"> </text:span>bibliography<text:span text:style-name="T3"> </text:span>are<text:span text:style-name="T3"> </text:span>pulled<text:span text:style-name="T3"> </text:span>from<text:span text:style-name="T3"> </text:span>a<text:span text:style-name="T3"> </text:span>Mendeley<text:span text:style-name="T3"> </text:span>group<text:span text:style-name="T3"> </text:span>through<text:span text:style-name="T3"> </text:span>the<text:span text:style-name="T3"> </text:span>Mendeley<text:span text:style-name="T3"> </text:span>API.<text:line-break/><text:line-break/><text:line-break/><text:span text:style-name="T1">Private</text:span><text:line-break/><text:line-break/>A<text:span text:style-name="T3"> </text:span>weekly<text:span text:style-name="T3"> </text:span>report<text:span text:style-name="T3"> </text:span>on<text:span text:style-name="T3"> </text:span>site<text:span text:style-name="T3"> </text:span>activity<text:span text:style-name="T3"> </text:span>is<text:span text:style-name="T3"> </text:span>available<text:span text:style-name="T3"> </text:span>for<text:span text:style-name="T3"> </text:span>the<text:span text:style-name="T3"> </text:span>stakeholders.<text:line-break/><text:line-break/><text:span text:style-name="T1">Timeline</text:span><text:line-break/><text:line-break/>To<text:span text:style-name="T3"> </text:span>be<text:span text:style-name="T3"> </text:span>added<text:span text:style-name="T3"> </text:span>by<text:span text:style-name="T3"> </text:span>SPION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HG Mincho Light J" svg:font-family="'HG Mincho Light J', msmincho" style:font-pitch="variable"/>
    <style:font-face style:name="Thorndale" svg:font-family="Thorndale, 'Times New Roman'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2cm" style:writing-mode="page"/>
      <style:text-properties style:use-window-font-color="true" style:font-name="Times New Roman" fo:font-size="12pt" fo:language="nl" fo:country="NL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en" fo:country="US" style:font-name-asian="Arial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499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_20__28_user_29_" style:next-style-name="Text_20_body" style:default-outline-level="1" style:class="text">
      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
    </style:style>
    <style:style style:name="Horizontal_20_Line_20__28_user_29_" style:display-name="Horizontal Line (user)" style:family="paragraph" style:parent-style-name="Standard" style:next-style-name="Text_20_body">
      <style:paragraph-properties fo:margin-top="0cm" fo:margin-bottom="0.499cm" style:border-line-width-bottom="0.004cm 0.035cm 0.004cm" fo:padding="0cm" fo:border-left="none" fo:border-right="none" fo:border-top="none" fo:border-bottom="0.11pt double #808080"/>
      <style:text-properties fo:font-size="6pt" style:font-size-asian="6pt"/>
    </style:style>
    <style:style style:name="Sender" style:family="paragraph" style:parent-style-name="Standard" style:class="extra">
      <style:text-properties fo:font-style="italic" style:font-style-asian="italic"/>
    </style:style>
    <style:style style:name="Table_20_Contents_20__28_user_29_" style:display-name="Table Contents (user)" style:family="paragraph" style:parent-style-name="Text_20_body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_20__28_user_29_" style:display-name="Caption (user)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WW8Num1z0" style:family="text">
      <style:text-properties style:font-name="Symbol" style:font-name-complex="OpenSymbol"/>
    </style:style>
    <style:style style:name="WW8Num2z0" style:family="text">
      <style:text-properties style:font-name="Symbol" style:font-name-complex="OpenSymbol"/>
    </style:style>
    <style:style style:name="WW8Num3z0" style:family="text">
      <style:text-properties style:font-name="Symbol" style:font-name-complex="OpenSymbol"/>
    </style:style>
    <style:style style:name="Absatz-Standardschriftart" style:family="text"/>
    <style:style style:name="Endnote_20_Characters" style:display-name="Endnote Characters" style:family="text"/>
    <style:style style:name="Footnote_20_Characters" style:display-name="Footnote Character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1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1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1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1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2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2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2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2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2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2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3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3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3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3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3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3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2277$157</dc:title>
    <meta:editing-duration>P15824DT17H31M44S</meta:editing-duration>
    <meta:document-statistic meta:table-count="0" meta:image-count="0" meta:object-count="0" meta:page-count="2" meta:paragraph-count="15" meta:word-count="395" meta:character-count="2439" meta:non-whitespace-character-count="2047"/>
    <dc:date>2012-06-19T15:50:49</dc:date>
    <dc:creator>Eric Schrijver</dc:creator>
    <meta:generator>LibreOffice/3.4$Unix LibreOffice_project/340m1$Build-402</meta:generator>
    <meta:user-defined meta:name="Info 1"/>
    <meta:user-defined meta:name="Info 2"/>
    <meta:user-defined meta:name="Info 3"/>
    <meta:user-defined meta:name="Info 4"/>
  </office:meta>
</office:document-meta>
</file>